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35cm" fo:min-width="5.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58cm" fo:min-width="2.3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35cm" fo:min-width="4.9cm"/>
      <style:paragraph-properties style:writing-mode="lr-tb"/>
    </style:style>
    <style:style style:name="gr5" style:family="graphic" style:parent-style-name="standard">
      <style:graphic-properties svg:stroke-opacity="90%" draw:fill="none" draw:textarea-horizontal-align="justify" draw:textarea-vertical-align="middle" draw:auto-grow-height="false" fo:min-height="1.75cm" fo:min-width="4.1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6cm" svg:height="3.6cm" svg:x="1.8cm" svg:y="5.4cm">
          <text:p text:style-name="P1">Client</text:p>
          <text:p text:style-name="P1">Topic: CO2 emition</text:p>
          <text:p text:style-name="P1">Data : 0.158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6cm" svg:y1="7.2cm" svg:x2="11.6cm" svg:y2="7.2cm">
          <text:p/>
        </draw:line>
        <draw:custom-shape draw:style-name="gr3" draw:text-style-name="P1" draw:layer="layout" svg:width="4cm" svg:height="4cm" svg:x="12.2cm" svg:y="5.2cm">
          <text:p text:style-name="P1">Broker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6cm" svg:y1="6.8cm" svg:x2="21.6cm" svg:y2="6.8cm">
          <text:p/>
        </draw:line>
        <draw:line draw:style-name="gr2" draw:text-style-name="P2" draw:layer="layout" svg:x1="21.4cm" svg:y1="8cm" svg:x2="16.8cm" svg:y2="8cm">
          <text:p/>
        </draw:line>
        <draw:custom-shape draw:style-name="gr4" draw:text-style-name="P1" draw:layer="layout" svg:width="5.4cm" svg:height="3.6cm" svg:x="22.2cm" svg:y="5.6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6cm" svg:height="2cm" svg:x="2.2cm" svg:y="3.2cm">
          <text:p text:style-name="P1">Publish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6cm" svg:height="2cm" svg:x="22.6cm" svg:y="3.4cm">
          <text:p text:style-name="P1">Subscrib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6cm" svg:height="2cm" svg:x="16.8cm" svg:y="8.6cm">
          <text:p text:style-name="P1">Subscribe to :</text:p>
          <text:p text:style-name="P1">CO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6cm" svg:height="2cm" svg:x="16.6cm" svg:y="4.2cm">
          <text:p text:style-name="P1">Publish: CO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8T18:01:03.786230248</meta:creation-date>
    <dc:date>2023-03-08T18:06:20.158048036</dc:date>
    <meta:editing-duration>PT5M17S</meta:editing-duration>
    <meta:editing-cycles>1</meta:editing-cycles>
    <meta:document-statistic meta:object-count="33"/>
    <meta:generator>LibreOffice/6.4.7.2$Linux_X86_64 LibreOffice_project/40$Build-2</meta:generator>
  </office:meta>
</office:document-meta>
</file>